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fo:min-height="12.863cm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CS 215 Project</text:p>
          </draw:text-box>
        </draw:frame>
        <draw:frame presentation:style-name="pr2" draw:layer="layout" svg:width="24.639cm" svg:height="12.179cm" svg:x="1.4cm" svg:y="4.914cm" presentation:class="subtitle" presentation:user-transformed="true">
          <draw:text-box>
            <text:p>Group Number-05</text:p>
            <text:p/>
            <text:p>Group members</text:p>
            <text:p>130050048, 130050075, 130050078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Instructions for Execution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Input files: </text:p>
                <text:list>
                  <text:list-item>
                    <text:p>sentences.tsv</text:p>
                  </text:list-item>
                  <text:list-item>
                    <text:p>Files in knowledgebase</text:p>
                  </text:list-item>
                </text:list>
              </text:list-item>
              <text:list-item>
                <text:p>Output file:</text:p>
                <text:list>
                  <text:list-item>
                    <text:p>output.txt </text:p>
                  </text:list-item>
                </text:list>
              </text:list-item>
              <text:list-item>
                <text:p>Commands in terminal:</text:p>
                <text:list>
                  <text:list-item>
                    <text:p>javac -Xlint Mapping.java</text:p>
                  </text:list-item>
                  <text:list-item>
                    <text:p>java Mapping &gt; output.tx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Explanation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Classes: </text:p>
                <text:list>
                  <text:list-item>
                    <text:p>Country</text:p>
                  </text:list-item>
                  <text:list-item>
                    <text:p>Indicator </text:p>
                  </text:list-item>
                  <text:list-item>
                    <text:p>Sentence </text:p>
                  </text:list-item>
                  <text:list-item>
                    <text:p>Mapping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lass: Indicator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Indicator class contains:</text:p>
                <text:list>
                  <text:list-item>
                    <text:p>ArrayList of all the values of an indicator given a <text:s/>particular country.</text:p>
                  </text:list-item>
                  <text:list-item>
                    <text:p>These values represent the data obtained for the corresponding indicator and country over years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lass: Country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Country class contains:</text:p>
                <text:list>
                  <text:list-item>
                    <text:p>Country name</text:p>
                  </text:list-item>
                  <text:list-item>
                    <text:p>Country ID </text:p>
                  </text:list-item>
                  <text:list-item>
                    <text:p>Map from indicator name to an object of Indicator clas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lass: Sentence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Sentence class contains:</text:p>
                <text:list>
                  <text:list-item>
                    <text:p>Sentence ID</text:p>
                  </text:list-item>
                  <text:list-item>
                    <text:p>String of sentence after the id in input</text:p>
                  </text:list-item>
                  <text:list-item>
                    <text:p>ArrayList of countries and ArrayList of entities (values given in the sentence)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5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From each sentence of sentences.tsv it takes ArrayList of countries-name's from the fourth column and finds the string of countries-id using countries_id_map.txt</text:p>
              </text:list-item>
              <text:list-item>
                <text:p>For each sentence from sentences.tsv it stores ArrayList of entities for which confidence score is to be calculated from the third colum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alculation of Confidence Score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For each entity in ArrayList of entities for a sentence in sentences.tsv, range is calclulated by taking a margin of 15% on either side of the entity</text:p>
              </text:list-item>
              <text:list-item>
                <text:p>Then for each country in the sentence, check if any of the values in ArrayList of each of the indicators is present in the range calculated above</text:p>
              </text:list-item>
              <text:list-item>
                <text:p>If the number of values found in the range is x and the total number of values in the particular indicator is y, then the confidence score is </text:p>
                <text:p><text:s text:c="13"/>(x/y)*100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IN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Vegini </meta:initial-creator>
    <meta:creation-date>2014-11-16T14:42:18</meta:creation-date>
    <dc:date>2014-11-16T20:43:17</dc:date>
    <meta:editing-duration>PT2H25M10S</meta:editing-duration>
    <meta:editing-cycles>8</meta:editing-cycles>
    <meta:generator>LibreOffice/3.5$Linux_X86_64 LibreOffice_project/350m1$Build-2</meta:generator>
    <dc:creator>Vegini </dc:creator>
    <meta:document-statistic meta:object-count="53"/>
  </office:meta>
</office:document-meta>
</file>